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keep-with-next="always"/>
      <style:text-properties officeooo:rsid="0017417c" officeooo:paragraph-rsid="001766af"/>
    </style:style>
    <style:style style:name="P34" style:family="paragraph" style:parent-style-name="Standard">
      <loext:graphic-properties draw:fill-gradient-name="gradient" draw:fill-hatch-name="hatch"/>
      <style:paragraph-properties fo:keep-with-next="always"/>
      <style:text-properties officeooo:rsid="001b9acb" officeooo:paragraph-rsid="001766af"/>
    </style:style>
    <style:style style:name="P35" style:family="paragraph" style:parent-style-name="Standard">
      <loext:graphic-properties draw:fill-gradient-name="gradient" draw:fill-hatch-name="hatch"/>
      <style:text-properties officeooo:rsid="001b9acb" officeooo:paragraph-rsid="001f26a1"/>
    </style:style>
    <style:style style:name="P36" style:family="paragraph" style:parent-style-name="Text_20_body">
      <style:text-properties style:font-name="Liberation Serif1" officeooo:rsid="001666c5" officeooo:paragraph-rsid="0015a10e" style:font-name-asian="Liberation Serif1" style:font-name-complex="Liberation Serif1"/>
    </style:style>
    <style:style style:name="P37" style:family="paragraph" style:parent-style-name="Text_20_body">
      <style:text-properties style:font-name="Liberation Serif1" officeooo:rsid="001666c5" officeooo:paragraph-rsid="001666c5" style:font-name-asian="Liberation Serif1" style:font-name-complex="Liberation Serif1"/>
    </style:style>
    <style:style style:name="P38"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39" style:family="paragraph" style:parent-style-name="Text_20_body">
      <style:text-properties style:font-name="Liberation Serif1" officeooo:rsid="0011a464" officeooo:paragraph-rsid="001f26a1" style:font-name-asian="Liberation Serif1" style:font-name-complex="Liberation Serif1"/>
    </style:style>
    <style:style style:name="P40" style:family="paragraph" style:parent-style-name="Text_20_body">
      <style:text-properties style:font-name="Liberation Serif1" officeooo:rsid="001f26a1" officeooo:paragraph-rsid="001f26a1" style:font-name-asian="Liberation Serif1" style:font-name-complex="Liberation Serif1"/>
    </style:style>
    <style:style style:name="P41" style:family="paragraph" style:parent-style-name="Text_20_body">
      <style:text-properties style:font-name="Liberation Serif1" officeooo:rsid="00205d6e" officeooo:paragraph-rsid="00205d6e" style:font-name-asian="Liberation Serif1" style:font-name-complex="Liberation Serif1"/>
    </style:style>
    <style:style style:name="P42" style:family="paragraph" style:parent-style-name="Text_20_body">
      <style:text-properties style:font-name="Liberation Serif1" officeooo:rsid="00205d6e" officeooo:paragraph-rsid="002183ce" style:font-name-asian="Liberation Serif1" style:font-name-complex="Liberation Serif1"/>
    </style:style>
    <style:style style:name="P43" style:family="paragraph" style:parent-style-name="Text_20_body">
      <style:text-properties style:font-name="Liberation Serif1" officeooo:rsid="002183c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fbe8a" style:font-name-asian="Liberation Serif1" style:font-name-complex="Liberation Serif1"/>
    </style:style>
    <style:style style:name="P45" style:family="paragraph" style:parent-style-name="Text_20_body">
      <style:text-properties style:font-name="Liberation Serif1" officeooo:rsid="002183ce" officeooo:paragraph-rsid="002315fa" style:font-name-asian="Liberation Serif1" style:font-name-complex="Liberation Serif1"/>
    </style:style>
    <style:style style:name="P46"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7"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3" style:family="paragraph" style:parent-style-name="Standard">
      <loext:graphic-properties draw:fill-gradient-name="gradient" draw:fill-hatch-name="hatch"/>
      <style:text-properties officeooo:rsid="001f26a1" officeooo:paragraph-rsid="001f26a1"/>
    </style:style>
    <style:style style:name="P54" style:family="paragraph" style:parent-style-name="Standard">
      <style:text-properties officeooo:rsid="00205d6e" officeooo:paragraph-rsid="00205d6e"/>
    </style:style>
    <style:style style:name="P55" style:family="paragraph" style:parent-style-name="Standard">
      <style:text-properties officeooo:rsid="00205d6e" officeooo:paragraph-rsid="002183ce"/>
    </style:style>
    <style:style style:name="P56" style:family="paragraph" style:parent-style-name="Standard">
      <style:text-properties officeooo:paragraph-rsid="00205d6e"/>
    </style:style>
    <style:style style:name="P57" style:family="paragraph" style:parent-style-name="Standard">
      <style:text-properties officeooo:rsid="002315fa" officeooo:paragraph-rsid="002315fa"/>
    </style:style>
    <style:style style:name="P58" style:family="paragraph" style:parent-style-name="Standard">
      <style:text-properties officeooo:rsid="0023b4dc" officeooo:paragraph-rsid="0023b4dc"/>
    </style:style>
    <style:style style:name="P59" style:family="paragraph" style:parent-style-name="Text_20_body">
      <style:text-properties officeooo:rsid="002a6de4" officeooo:paragraph-rsid="002a6de4"/>
    </style:style>
    <style:style style:name="P60" style:family="paragraph" style:parent-style-name="Text_20_body">
      <style:text-properties officeooo:rsid="002c6ea4" officeooo:paragraph-rsid="002c6ea4"/>
    </style:style>
    <style:style style:name="P61" style:family="paragraph" style:parent-style-name="Text_20_body">
      <style:text-properties officeooo:rsid="002b88e2" officeooo:paragraph-rsid="002b88e2"/>
    </style:style>
    <style:style style:name="P62" style:family="paragraph" style:parent-style-name="Standard">
      <style:text-properties officeooo:paragraph-rsid="002fbe8a"/>
    </style:style>
    <style:style style:name="P63" style:family="paragraph" style:parent-style-name="Standard">
      <style:text-properties officeooo:rsid="002fbe8a" officeooo:paragraph-rsid="002fbe8a"/>
    </style:style>
    <style:style style:name="P64" style:family="paragraph" style:parent-style-name="Text_20_body">
      <style:text-properties officeooo:rsid="002fbe8a" officeooo:paragraph-rsid="002fbe8a"/>
    </style:style>
    <style:style style:name="P65" style:family="paragraph" style:parent-style-name="Text_20_body">
      <style:text-properties officeooo:rsid="002fbe8a" officeooo:paragraph-rsid="00406af0"/>
    </style:style>
    <style:style style:name="P66" style:family="paragraph" style:parent-style-name="Text_20_body">
      <style:paragraph-properties fo:break-before="page"/>
      <style:text-properties officeooo:rsid="002fbe8a" officeooo:paragraph-rsid="00406af0"/>
    </style:style>
    <style:style style:name="P67" style:family="paragraph" style:parent-style-name="Standard">
      <style:text-properties officeooo:rsid="0031719f" officeooo:paragraph-rsid="0031719f"/>
    </style:style>
    <style:style style:name="P68" style:family="paragraph" style:parent-style-name="Standard">
      <style:paragraph-properties fo:break-before="page"/>
      <style:text-properties officeooo:rsid="0031719f" officeooo:paragraph-rsid="0031719f"/>
    </style:style>
    <style:style style:name="P69" style:family="paragraph" style:parent-style-name="Text_20_body">
      <style:text-properties officeooo:rsid="002f5a9b" officeooo:paragraph-rsid="002f5a9b"/>
    </style:style>
    <style:style style:name="P70" style:family="paragraph" style:parent-style-name="Standard">
      <style:text-properties officeooo:rsid="003229c1" officeooo:paragraph-rsid="003229c1"/>
    </style:style>
    <style:style style:name="P71" style:family="paragraph" style:parent-style-name="Standard">
      <style:text-properties officeooo:rsid="003229c1" officeooo:paragraph-rsid="0032ec80"/>
    </style:style>
    <style:style style:name="P72" style:family="paragraph" style:parent-style-name="Standard">
      <style:text-properties officeooo:rsid="003229c1" officeooo:paragraph-rsid="0033b999"/>
    </style:style>
    <style:style style:name="P73" style:family="paragraph" style:parent-style-name="Standard">
      <style:text-properties officeooo:paragraph-rsid="003229c1"/>
    </style:style>
    <style:style style:name="P74" style:family="paragraph" style:parent-style-name="Standard">
      <style:text-properties officeooo:rsid="0032ec80" officeooo:paragraph-rsid="0032ec80"/>
    </style:style>
    <style:style style:name="P75" style:family="paragraph" style:parent-style-name="Standard">
      <style:text-properties officeooo:paragraph-rsid="0032ec80"/>
    </style:style>
    <style:style style:name="P76" style:family="paragraph" style:parent-style-name="Standard">
      <style:text-properties officeooo:rsid="003557a8" officeooo:paragraph-rsid="003557a8"/>
    </style:style>
    <style:style style:name="P77" style:family="paragraph" style:parent-style-name="Standard">
      <style:text-properties officeooo:rsid="00392302" officeooo:paragraph-rsid="00392302"/>
    </style:style>
    <style:style style:name="P78" style:family="paragraph" style:parent-style-name="Text_20_body">
      <style:text-properties officeooo:rsid="00392302" officeooo:paragraph-rsid="00392302"/>
    </style:style>
    <style:style style:name="P79" style:family="paragraph" style:parent-style-name="Standard">
      <style:text-properties officeooo:paragraph-rsid="00392302"/>
    </style:style>
    <style:style style:name="P80" style:family="paragraph" style:parent-style-name="Standard">
      <style:text-properties officeooo:rsid="003af224" officeooo:paragraph-rsid="003af224"/>
    </style:style>
    <style:style style:name="P81" style:family="paragraph" style:parent-style-name="Text_20_body">
      <style:text-properties officeooo:rsid="003af224" officeooo:paragraph-rsid="003af224"/>
    </style:style>
    <style:style style:name="P82" style:family="paragraph" style:parent-style-name="Standard">
      <style:text-properties officeooo:paragraph-rsid="003af224"/>
    </style:style>
    <style:style style:name="P83" style:family="paragraph" style:parent-style-name="Standard">
      <style:text-properties officeooo:paragraph-rsid="003feb3d"/>
    </style:style>
    <style:style style:name="P84" style:family="paragraph" style:parent-style-name="Standard">
      <style:text-properties officeooo:paragraph-rsid="00406af0"/>
    </style:style>
    <style:style style:name="P85" style:family="paragraph" style:parent-style-name="Text_20_body">
      <style:text-properties officeooo:rsid="003feb3d" officeooo:paragraph-rsid="003feb3d"/>
    </style:style>
    <style:style style:name="P86" style:family="paragraph" style:parent-style-name="Heading_20_1" style:list-style-name=""/>
    <style:style style:name="P87" style:family="paragraph" style:parent-style-name="Heading_20_1">
      <style:paragraph-properties fo:break-before="page"/>
    </style:style>
    <style:style style:name="P88" style:family="paragraph" style:parent-style-name="Heading_20_1">
      <style:text-properties officeooo:rsid="0015a10e" officeooo:paragraph-rsid="0015a10e"/>
    </style:style>
    <style:style style:name="P89" style:family="paragraph" style:parent-style-name="Heading_20_2" style:list-style-name=""/>
    <style:style style:name="P90" style:family="paragraph" style:parent-style-name="Heading_20_2">
      <style:paragraph-properties fo:break-before="page"/>
    </style:style>
    <style:style style:name="P91" style:family="paragraph" style:parent-style-name="Standard" style:list-style-name="L3">
      <style:text-properties officeooo:paragraph-rsid="0031719f"/>
    </style:style>
    <style:style style:name="P92" style:family="paragraph" style:parent-style-name="Standard" style:list-style-name="L3">
      <style:text-properties officeooo:rsid="0031719f" officeooo:paragraph-rsid="0031719f"/>
    </style:style>
    <style:style style:name="P93" style:family="paragraph" style:parent-style-name="Standard" style:list-style-name="L3">
      <style:text-properties officeooo:rsid="003229c1" officeooo:paragraph-rsid="003229c1"/>
    </style:style>
    <style:style style:name="P94" style:family="paragraph" style:parent-style-name="Standard" style:list-style-name="L4">
      <style:text-properties officeooo:paragraph-rsid="003557a8"/>
    </style:style>
    <style:style style:name="P95" style:family="paragraph" style:parent-style-name="Standard" style:list-style-name="L4">
      <style:text-properties officeooo:rsid="003557a8" officeooo:paragraph-rsid="003557a8"/>
    </style:style>
    <style:style style:name="P96" style:family="paragraph" style:parent-style-name="Text_20_body" style:list-style-name="L1">
      <style:text-properties officeooo:paragraph-rsid="00023bf2"/>
    </style:style>
    <style:style style:name="P97" style:family="paragraph" style:parent-style-name="Text_20_body" style:list-style-name="L2">
      <style:text-properties officeooo:rsid="0003c916" officeooo:paragraph-rsid="0003c916"/>
    </style:style>
    <style:style style:name="P98" style:family="paragraph" style:parent-style-name="Text_20_body" style:list-style-name="L2">
      <style:text-properties officeooo:rsid="0003fcde" officeooo:paragraph-rsid="0003fcde"/>
    </style:style>
    <style:style style:name="P99" style:family="paragraph">
      <style:paragraph-properties fo:margin-left="0cm" fo:margin-right="0cm" fo:margin-top="0cm" fo:margin-bottom="0cm" fo:line-height="100%" fo:text-indent="0cm"/>
    </style:style>
    <style:style style:name="P10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1d77b"/>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officeooo:rsid="00023bf2" style:font-style-asian="italic" style:font-style-complex="italic"/>
    </style:style>
    <style:style style:name="T5" style:family="text">
      <style:text-properties fo:font-style="italic" officeooo:rsid="001edd69" style:font-style-asian="italic" style:font-style-complex="italic"/>
    </style:style>
    <style:style style:name="T6" style:family="text">
      <style:text-properties officeooo:rsid="00023bf2"/>
    </style:style>
    <style:style style:name="T7" style:family="text">
      <style:text-properties officeooo:rsid="0003c916"/>
    </style:style>
    <style:style style:name="T8" style:family="text">
      <style:text-properties officeooo:rsid="0003fcde"/>
    </style:style>
    <style:style style:name="T9" style:family="text">
      <style:text-properties officeooo:rsid="00046f11"/>
    </style:style>
    <style:style style:name="T10" style:family="text">
      <style:text-properties officeooo:rsid="0005ca4d"/>
    </style:style>
    <style:style style:name="T11" style:family="text">
      <style:text-properties officeooo:rsid="0007a53c"/>
    </style:style>
    <style:style style:name="T12" style:family="text">
      <style:text-properties officeooo:rsid="0008fdd0"/>
    </style:style>
    <style:style style:name="T13" style:family="text">
      <style:text-properties officeooo:rsid="00090d89"/>
    </style:style>
    <style:style style:name="T14" style:family="text">
      <style:text-properties officeooo:rsid="000a92ff"/>
    </style:style>
    <style:style style:name="T15" style:family="text">
      <style:text-properties officeooo:rsid="000ac87b"/>
    </style:style>
    <style:style style:name="T16" style:family="text">
      <style:text-properties officeooo:rsid="000c9bf2"/>
    </style:style>
    <style:style style:name="T17" style:family="text">
      <style:text-properties officeooo:rsid="000d4a0c"/>
    </style:style>
    <style:style style:name="T18" style:family="text">
      <style:text-properties officeooo:rsid="000eb189"/>
    </style:style>
    <style:style style:name="T19" style:family="text">
      <style:text-properties officeooo:rsid="00106d21"/>
    </style:style>
    <style:style style:name="T20" style:family="text">
      <style:text-properties officeooo:rsid="0011306d"/>
    </style:style>
    <style:style style:name="T21" style:family="text">
      <style:text-properties officeooo:rsid="0011a464"/>
    </style:style>
    <style:style style:name="T22" style:family="text">
      <style:text-properties officeooo:rsid="0011d214"/>
    </style:style>
    <style:style style:name="T23" style:family="text">
      <style:text-properties officeooo:rsid="00135e7b"/>
    </style:style>
    <style:style style:name="T24" style:family="text">
      <style:text-properties officeooo:rsid="001482fc"/>
    </style:style>
    <style:style style:name="T25" style:family="text">
      <style:text-properties officeooo:rsid="0015a10e"/>
    </style:style>
    <style:style style:name="T26" style:family="text">
      <style:text-properties fo:font-weight="bold" style:font-weight-asian="bold" style:font-weight-complex="bold"/>
    </style:style>
    <style:style style:name="T27" style:family="text">
      <style:text-properties fo:font-weight="bold" officeooo:rsid="001f26a1" style:font-weight-asian="bold" style:font-weight-complex="bold"/>
    </style:style>
    <style:style style:name="T28" style:family="text">
      <style:text-properties fo:font-weight="bold" officeooo:rsid="002183ce" style:font-weight-asian="bold" style:font-weight-complex="bold"/>
    </style:style>
    <style:style style:name="T29" style:family="text">
      <style:text-properties fo:font-weight="bold" officeooo:rsid="0031719f" style:font-weight-asian="bold" style:font-weight-complex="bold"/>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1666c5" style:font-name-asian="Liberation Serif1" style:font-name-complex="Liberation Serif1"/>
    </style:style>
    <style:style style:name="T32" style:family="text">
      <style:text-properties style:font-name="Liberation Serif1" officeooo:rsid="0011a464" style:font-name-asian="Liberation Serif1" style:font-name-complex="Liberation Serif1"/>
    </style:style>
    <style:style style:name="T33" style:family="text">
      <style:text-properties style:font-name="Liberation Serif1" officeooo:rsid="0003fcde" style:font-name-asian="Liberation Serif1" style:font-name-complex="Liberation Serif1"/>
    </style:style>
    <style:style style:name="T34" style:family="text">
      <style:text-properties style:font-name="Liberation Serif1" officeooo:rsid="0011d214" style:font-name-asian="Liberation Serif1" style:font-name-complex="Liberation Serif1"/>
    </style:style>
    <style:style style:name="T35" style:family="text">
      <style:text-properties style:font-name="Liberation Serif1" officeooo:rsid="0017417c" style:font-name-asian="Liberation Serif1" style:font-name-complex="Liberation Serif1"/>
    </style:style>
    <style:style style:name="T36" style:family="text">
      <style:text-properties style:font-name="Liberation Serif1" officeooo:rsid="000c9bf2" style:font-name-asian="Liberation Serif1" style:font-name-complex="Liberation Serif1"/>
    </style:style>
    <style:style style:name="T37" style:family="text">
      <style:text-properties style:font-name="Liberation Serif1" officeooo:rsid="001766af" style:font-name-asian="Liberation Serif1" style:font-name-complex="Liberation Serif1"/>
    </style:style>
    <style:style style:name="T38" style:family="text">
      <style:text-properties style:font-name="Liberation Serif1" fo:font-weight="normal" officeooo:rsid="001666c5" style:font-name-asian="Liberation Serif1" style:font-weight-asian="normal" style:font-name-complex="Liberation Serif1" style:font-weight-complex="normal"/>
    </style:style>
    <style:style style:name="T39" style:family="text">
      <style:text-properties style:font-name="Liberation Serif1" fo:font-weight="bold" style:font-name-asian="Liberation Serif1" style:font-weight-asian="bold" style:font-name-complex="Liberation Serif1" style:font-weight-complex="bold"/>
    </style:style>
    <style:style style:name="T40" style:family="text">
      <style:text-properties style:font-name="Liberation Serif1" fo:font-weight="bold" officeooo:rsid="000c9bf2" style:font-name-asian="Liberation Serif1" style:font-weight-asian="bold" style:font-name-complex="Liberation Serif1" style:font-weight-complex="bold"/>
    </style:style>
    <style:style style:name="T41" style:family="text">
      <style:text-properties officeooo:rsid="001766af"/>
    </style:style>
    <style:style style:name="T42" style:family="text">
      <style:text-properties officeooo:rsid="0018c15e"/>
    </style:style>
    <style:style style:name="T43" style:family="text">
      <style:text-properties officeooo:rsid="001af22d"/>
    </style:style>
    <style:style style:name="T44" style:family="text">
      <style:text-properties officeooo:rsid="001b9acb"/>
    </style:style>
    <style:style style:name="T45" style:family="text">
      <style:text-properties officeooo:rsid="001ce81b"/>
    </style:style>
    <style:style style:name="T46" style:family="text">
      <style:text-properties officeooo:rsid="001edd69"/>
    </style:style>
    <style:style style:name="T47" style:family="text">
      <style:text-properties officeooo:rsid="001f26a1"/>
    </style:style>
    <style:style style:name="T48" style:family="text">
      <style:text-properties officeooo:rsid="00205d6e"/>
    </style:style>
    <style:style style:name="T49" style:family="text">
      <style:text-properties officeooo:rsid="002183ce"/>
    </style:style>
    <style:style style:name="T50" style:family="text">
      <style:text-properties officeooo:rsid="002315fa"/>
    </style:style>
    <style:style style:name="T51" style:family="text">
      <style:text-properties officeooo:rsid="00235ed2"/>
    </style:style>
    <style:style style:name="T52" style:family="text">
      <style:text-properties officeooo:rsid="0023b4dc"/>
    </style:style>
    <style:style style:name="T53" style:family="text">
      <style:text-properties officeooo:rsid="0024e6fe"/>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3">This library was </text:span><text:span text:style-name="T14">originally created by Bernd Paysan </text:span><text:span text:style-name="T23">specifically with </text:span><text:span text:style-name="T16"><text:s/>microcontroller</text:span><text:span text:style-name="T23">s</text:span><text:span text:style-name="T18"> </text:span><text:span text:style-name="T16">in mind</text:span>. <text:span text:style-name="T23">It packs quite a punch for it’s size.</text:span></text:p>
      <text:p text:style-name="P4">Why <text:span text:style-name="T14">is object oriented code</text:span> useful? Well – forth programming is all about creating a problem-specif<text:span text:style-name="T13">i</text:span>c language <text:span text:style-name="T14">with which</text:span> <text:span text:style-name="T14">to </text:span><text:span text:style-name="T19">construct</text:span> <text:span text:style-name="T19">an</text:span> application. Programming in basic forth is all very well – but it’s like driving in 1<text:span text:style-name="T2">st</text:span> gear <text:span text:style-name="T19">all the time</text:span>. Better to create <text:span text:style-name="T14">more sophisticated </text:span>components that allow you to write your program <text:span text:style-name="T19">in ‘top gear’ </text:span>with <text:span text:style-name="T3">less</text:span> writing and <text:span text:style-name="T3">better</text:span> readability. <text:span text:style-name="T19">Definitely worth a honk on the horn.</text:span></text:p>
      <text:p text:style-name="P60">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6">for</text:span> creat<text:span text:style-name="T6">ing</text:span> new <text:span text:style-name="T8">classes of </text:span>components are the words CREATE and DOES&gt;. These are fine for simple <text:span text:style-name="T15">to medium</text:span> <text:span text:style-name="T13">things</text:span>, but code <text:span text:style-name="T6">readability </text:span><text:span text:style-name="T13">rapidly </text:span><text:span text:style-name="T6">goes down</text:span> as the component complexity rises. <text:span text:style-name="T23">We’ve all heard the complaint that Forth is a write-only language.</text:span> <text:span text:style-name="T23">This issue</text:span> is <text:span text:style-name="T23">illustrated</text:span><text:span text:style-name="T13"> </text:span><text:span text:style-name="T61">by</text:span><text:span text:style-name="T23"> comparing</text:span><text:span text:style-name="T13"> </text:span><text:span text:style-name="T6">two very similar components:-</text:span></text:p>
      <text:list xml:id="list1386581793" text:style-name="L1">
        <text:list-item>
          <text:p text:style-name="P96"><text:span text:style-name="T6">This </text:span><text:a xlink:type="simple" xlink:href="https://github.com/bob-g4bby/Bob-Edwards--Forth-Stuff/blob/main/ESP32/Simple%20Stacks%20for%20ESP32forth.fth" text:style-name="Internet_20_link" text:visited-style-name="Visited_20_Internet_20_Link"><text:span text:style-name="T1">code for creating as many new stacks</text:span></text:a><text:span text:style-name="T1"> as you like. </text:span><text:span text:style-name="T6">It’s very readable, very </text:span><text:span text:style-name="T15">f</text:span><text:span text:style-name="T6">ew variables are needed ( 1! ) per stack. That variable is stored as the first cell in each stack, followed by the actual stack block.</text:span></text:p>
        </text:list-item>
        <text:list-item>
          <text:p text:style-name="P96"><text:span text:style-name="T6">This code is for a </text:span><text:a xlink:type="simple" xlink:href="https://github.com/bob-g4bby/Bob-Edwards--Forth-Stuff/blob/main/ESP32/Simple%20queue%20for%20ESP32forth.fth" text:style-name="Internet_20_link" text:visited-style-name="Visited_20_Internet_20_Link"><text:span text:style-name="T6">very similar component - a queue</text:span></text:a><text:span text:style-name="T6">. Per queue, we need </text:span><text:span text:style-name="T14">the</text:span><text:span text:style-name="T6"> variables </text:span><text:span text:style-name="T4">head, tail, size, used</text:span><text:span text:style-name="T6"> + the data block. Again, the variables are nearest to the start of the definition </text:span><text:span text:style-name="T19">( although that’s hard to tell )</text:span><text:span text:style-name="T6">, with the data block following. Notice several things – the location </text:span><text:span text:style-name="T13">and size</text:span><text:span text:style-name="T6"> of each variable isn’t obvious; </text:span><text:span text:style-name="T7">and </text:span><text:span text:style-name="T6">we need quite a few ‘helper’ words to access them – </text:span><text:span text:style-name="T7">cluttering up the dictionary with low-grade special-to-queues words. Overall, understanding how the queue works is </text:span><text:span text:style-name="T14">not as easy as the code for </text:span><text:span text:style-name="T19">the</text:span><text:span text:style-name="T14"> stack, </text:span><text:span text:style-name="T15">despite being closely related.</text:span></text:p>
        </text:list-item>
      </text:list>
      <text:p text:style-name="P24">Both pieces of code are reasonably well commented – but that doesn’t improve readability that much.</text:p>
      <text:p text:style-name="P5">If we go onto create more sophisticated components, like a <text:span text:style-name="T14">recipe for creating </text:span>state-machine<text:span text:style-name="T14">s</text:span> for instance, then <text:s/>readability can dip <text:span text:style-name="T16">even </text:span>lower <text:span text:style-name="T23">and accidentally </text:span><text:span text:style-name="T61">introduc</text:span><text:span text:style-name="T23">ing bugs gets more likely</text:span>.</text:p>
      <text:h text:style-name="P86" text:outline-level="1"/>
      <text:h text:style-name="P87" text:outline-level="1">Enter Object Oriented Programming</text:h>
      <text:p text:style-name="P5">So – we <text:span text:style-name="T46">probably </text:span>want to create components <text:span text:style-name="T12">(Objects)</text:span> <text:span text:style-name="T15">for the following reasons</text:span>:-</text:p>
      <text:list xml:id="list1382679682" text:style-name="L2">
        <text:list-item>
          <text:p text:style-name="P97">We may <text:span text:style-name="T61">have a need</text:span> to create a fixed number of named components <text:span text:style-name="T15">which all work the same way</text:span>. They all have their <text:span text:style-name="T15">own </text:span>private variables as part of the internal machinery and they all <text:span text:style-name="T15">share code</text:span> – <text:span text:style-name="T12">they </text:span><text:span text:style-name="T15">all </text:span>use the same ‘<text:span text:style-name="T12">M</text:span>ethods’ to <text:span text:style-name="T15">function</text:span>. <text:span text:style-name="T62">The components could be as simple as a stack or as complex as an Actor.</text:span></text:p>
        </text:list-item>
        <text:list-item>
          <text:p text:style-name="P97">We may want to create a variable number of temporary, unnamed components <text:span text:style-name="T12">or Objects</text:span> during program operation to <text:span text:style-name="T8">react</text:span> to conditions <text:span text:style-name="T15">as the application runs</text:span>. These <text:span text:style-name="T12">Objects</text:span> <text:span text:style-name="T15">may </text:span><text:span text:style-name="T62">need to </text:span><text:span text:style-name="T15">be </text:span>destroyed <text:span text:style-name="T15">later</text:span> when no longer useful, <text:span text:style-name="T15">so they don’t take up memory any more. (e.g. </text:span><text:span text:style-name="T23">c</text:span><text:span text:style-name="T15">atering for a varying number of users connecting and disconnecting to </text:span><text:span text:style-name="T19">an</text:span><text:span text:style-name="T15"> application via WiFi)</text:span></text:p>
        </text:list-item>
        <text:list-item>
          <text:p text:style-name="P98">We may need to create <text:span text:style-name="T12">Objects</text:span> that are very similar to other <text:span text:style-name="T12">Object</text:span>s, with one or two differen<text:span text:style-name="T16">t</text:span> or extra <text:span text:style-name="T16">behaviours</text:span>. How to do that <text:span text:style-name="T13">with</text:span> the smallest amount of writing / <text:span text:style-name="T23">in the smallest</text:span> code space <text:span text:style-name="T19">without tying ourselves in knots</text:span>?</text:p>
        </text:list-item>
      </text:list>
      <text:h text:style-name="Heading_20_1" text:outline-level="1">Writing a recipe for <text:span text:style-name="T25">making</text:span> component<text:span text:style-name="T25">s</text:span> – the Class</text:h>
      <text:p text:style-name="P6">A Class defines the variables <text:span text:style-name="T9">(internal storage)</text:span> and methods ( code that makes the Class do it’s thing ) <text:span text:style-name="T10">as a </text:span><text:span text:style-name="T62">self contained</text:span><text:span text:style-name="T10"> recipe.</text:span> In Mini-OOF this looks like:-</text:p>
      <text:h text:style-name="Heading_20_2" text:outline-level="2">Creating a Class</text:h>
      <text:p text:style-name="P15">A CLASS is <text:span text:style-name="T13">the</text:span> recipe for making as many identical <text:span text:style-name="T13">component</text:span>s as we need. The components <text:span text:style-name="T16">created from the CLASS’s recipe</text:span> are called OBJECTS. Each OBJECT has internal storage (called VARs) and code (called METHODs) to operate on that <text:span text:style-name="T11">internal </text:span>storage, data on the stack, <text:span text:style-name="T11">other </text:span>data in memory etc. </text:p>
      <table:table table:name="Table1" table:style-name="Table1">
        <table:table-column table:style-name="Table1.A"/>
        <table:table-row table:style-name="Table1.1">
          <table:table-cell table:style-name="Table1.A1" office:value-type="string">
            <text:p text:style-name="P7">OBJECT CLASS <text:s text:c="41"/><text:span text:style-name="T9">\ <text:s/>This Class’s parent is Object, a ‘do nothing’ ancestor </text:span></text:p>
            <text:p text:style-name="P7"><text:tab/>4 VAR variable1name<text:tab/><text:tab/><text:tab/><text:span text:style-name="T9">\ <text:s/>This defines a variable 4 bytes in size</text:span></text:p>
            <text:p text:style-name="P7"><text:tab/><text:span text:style-name="T9">2</text:span> VAR variable2name<text:tab/><text:tab/> <text:s text:c="11"/><text:span text:style-name="T9">\ <text:s/>This defines a 2 byte variable</text:span></text:p>
            <text:p text:style-name="P7"><text:tab/>METHOD method1name<text:tab/><text:tab/><text:span text:style-name="T9">\ <text:s/>This is a method that will </text:span><text:span text:style-name="T16">run</text:span><text:span text:style-name="T9"> code</text:span></text:p>
            <text:p text:style-name="P7"><text:tab/>METHOD method2name<text:tab/> <text:s text:c="11"/><text:span text:style-name="T9">\ <text:s/>As many as required for this Class</text:span></text:p>
            <text:p text:style-name="P7">END-CLASS <text:span text:style-name="T9">ClassName</text:span><text:span text:style-name="T16">1</text:span><text:span text:style-name="T9"><text:tab/><text:tab/><text:tab/>\ <text:s/>Classname</text:span><text:span text:style-name="T16">1</text:span><text:span text:style-name="T9"> is your name for this Class</text:span></text:p>
          </table:table-cell>
        </table:table-row>
      </table:table>
      <text:p text:style-name="P12"/>
      <text:p text:style-name="P13">So we’<text:span text:style-name="T44">r</text:span>e defining a Class <text:span text:style-name="T10">called ‘ClassName</text:span><text:span text:style-name="T16">1</text:span><text:span text:style-name="T10">’</text:span> with <text:span text:style-name="T19">internal</text:span> <text:span text:style-name="T10">data</text:span> (the <text:span text:style-name="T10">two VARs</text:span>) and code to make it all work (the <text:span text:style-name="T10">two </text:span><text:span text:style-name="T16">METHOD</text:span>s). Notice that the methods don’t do anything yet – they’re just placeholders for now.</text:p>
      <text:p text:style-name="P13"><text:span text:style-name="T16">Also, n</text:span><text:span text:style-name="T11">otice how that compares with CREATE … DOES&gt; : <text:s/></text:span><text:span text:style-name="T16">The anonymous</text:span><text:span text:style-name="T11"> variables</text:span><text:span text:style-name="T13"> </text:span><text:span text:style-name="T46">become</text:span><text:span text:style-name="T11"> clearly named </text:span><text:span text:style-name="T19">and sized</text:span><text:span text:style-name="T11"> and a Class can do any number of things (Methods) whe</text:span><text:span text:style-name="T16">reas CREATE </text:span><text:span text:style-name="T11">DOES&gt; </text:span><text:span text:style-name="T46">executes</text:span><text:span text:style-name="T11"> one thing only. Result - </text:span><text:span text:style-name="T13">much </text:span><text:span text:style-name="T11">more powerful, more readable </text:span><text:span text:style-name="T19">component</text:span><text:span text:style-name="T11">-maker.</text:span></text:p>
      <text:h text:style-name="P89" text:outline-level="2"/>
      <text:h text:style-name="P90" text:outline-level="2">Defining the Methods</text:h>
      <text:p text:style-name="P14">Our Class won’t do anything unless we define what the Methods actually do. Here’s the <text:span text:style-name="T16">syntax</text:span> for tha<text:span text:style-name="T16">t:-</text:span></text:p>
      <table:table table:name="Table2" table:style-name="Table2">
        <table:table-column table:style-name="Table2.A"/>
        <table:table-row table:style-name="Table2.1">
          <table:table-cell table:style-name="Table2.A1" office:value-type="string">
            <text:p text:style-name="P9">:<text:span text:style-name="T16">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19">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7">does</text:span>n’t allow <text:span text:style-name="T44">forward references</text:span>. <text:span text:style-name="T17">In the </text:span><text:span text:style-name="T62">Class definition</text:span><text:span text:style-name="T17"> above</text:span>, all the <text:span text:style-name="T62">M</text:span>ethod names pre-exist, so that any <text:span text:style-name="T62">M</text:span>ethod may call any other <text:span text:style-name="T62">M</text:span>ethod to get the job done – no forward references <text:span text:style-name="T44">involved</text:span>. </text:p>
      <text:p text:style-name="P16"/>
      <text:p text:style-name="P17">The same syntax is used to define all the <text:span text:style-name="T62">M</text:span>ethods for ‘ClassName1’ and we’re done. ‘ClassName1’ is a little factory <text:span text:style-name="T20">waiting to</text:span> churn out as many identical gizmos as we like, each with their own private variable block.</text:p>
      <text:p text:style-name="P17"/>
      <text:h text:style-name="Heading_20_1" text:outline-level="1"><text:span text:style-name="T45">Creat</text:span>ing a <text:span text:style-name="T21">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1">does the job, like a cooky cutter making biscuits.</text:span></text:p>
      <text:p text:style-name="P21"/>
      <text:h text:style-name="Heading_20_1" text:outline-level="1">Running Object<text:span text:style-name="T44">s</text:span></text:h>
      <text:p text:style-name="P19">If we want to access an Object’s VARs, then this <text:span text:style-name="T22">is </text:span>not too different from <text:span text:style-name="T22">using</text:span> Forth’s <text:span text:style-name="T22">ordinary </text:span>var<text:span text:style-name="T22">i</text:span>ables:-</text:p>
      <table:table table:name="Table5" table:style-name="Table5">
        <table:table-column table:style-name="Table5.A"/>
        <table:table-row table:style-name="Table5.1">
          <table:table-cell table:style-name="Table5.A1" office:value-type="string">
            <text:p text:style-name="P19">MyObjectName1 <text:s text:c="9"/><text:span text:style-name="T8">variable1name <text:s text:c="2"/></text:span>@<text:tab/><text:tab/><text:tab/>\ read <text:span text:style-name="T22">long ‘</text:span>variable1name’</text:p>
            <text:p text:style-name="P19">10 <text:s text:c="3"/>MyObjectName1 <text:s text:c="2"/><text:span text:style-name="T8">variable</text:span>2<text:span text:style-name="T8">name <text:s/></text:span>W<text:span text:style-name="T8">!<text:tab/><text:tab/> <text:s text:c="11"/></text:span>\ set word ‘variable2name’ = 10</text:p>
          </table:table-cell>
        </table:table-row>
      </table:table>
      <text:p text:style-name="P21"/>
      <text:p text:style-name="P18">Whereas we’re used to a single word for a variable, VARs must be preceded with the name of the required Object. <text:span text:style-name="T22">These little code fragments can be run from the terminal when debugging a Class, as well as </text:span><text:span text:style-name="T46">included in</text:span><text:span text:style-name="T22"> a word definition - </text:span><text:span text:style-name="T25">very handy.</text:span></text:p>
      <text:p text:style-name="P18"/>
      <text:p text:style-name="P22"><text:soft-page-break/>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8">method1name</text:span><text:tab/><text:tab/><text:tab/>\ <text:span text:style-name="T22">run ‘method1name</text:span></text:p>
            <text:p text:style-name="P20">MyObjectName1 <text:s text:c="3"/><text:span text:style-name="T8">method</text:span><text:span text:style-name="T22">2</text:span><text:span text:style-name="T8">name<text:tab/><text:tab/> <text:s text:c="11"/></text:span>\ <text:span text:style-name="T22">run method2name</text:span></text:p>
          </table:table-cell>
        </table:table-row>
      </table:table>
      <text:p text:style-name="P23"/>
      <text:p text:style-name="P22">Notice again that <text:span text:style-name="T26">the Object name has to be on the top of the data stack</text:span> before calling the method, so that the right bunch of VARs will be used – if <text:span text:style-name="T24">the method uses any of them</text:span>. <text:span text:style-name="T25">This </text:span><text:span text:style-name="T44">requirement</text:span><text:span text:style-name="T25"> affects the code inside a method ...</text:span></text:p>
      <text:p text:style-name="P22"/>
      <text:h text:style-name="P88" text:outline-level="1">Calling <text:span text:style-name="T43">other </text:span>Methods and Vars from inside a Method</text:h>
      <text:p text:style-name="P25">As we saw in the last section – when calling a <text:s/>Method or Var it is always preceded by the required <text:s/>Object <text:span text:style-name="T43">ID</text:span> – <text:span text:style-name="T43">so the</text:span> Object ID is top of stack when a method starts to execute.<text:span text:style-name="T46"> Mini-OOF </text:span><text:span text:style-name="T5">expects that to be consumed</text:span><text:span text:style-name="T46"> before the end of the method</text:span>:-</text:p>
      <table:table table:name="Table7" table:style-name="Table7">
        <table:table-column table:style-name="Table7.A"/>
        <table:table-row table:style-name="Table7.1">
          <table:table-cell table:style-name="Table7.A1" office:value-type="string">
            <text:p text:style-name="P10">:<text:span text:style-name="T16">NONAME &lt;your forth code for the method&gt; ; ClassName1 DEFINES method1name</text:span></text:p>
            <text:p text:style-name="P11"><text:s text:c="21"/><text:span text:style-name="T38">↑</text:span><text:span text:style-name="T31"> the Object ID is top of <text:s text:c="12"/>↑ before <text:s/>; <text:s/>the method must consume the <text:s/></text:span></text:p>
            <text:p text:style-name="P36"><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4">same </text:span>Class – convenient. BUT, if we want the method to read input parameters or leave output parameters, then the Object ID on top of <text:span text:style-name="T43">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6">NONAME </text:span></text:p>
            <text:p text:style-name="P28"><text:span text:style-name="T39">&gt;R</text:span><text:span text:style-name="T30"> <text:s text:c="60"/>\ </text:span><text:span text:style-name="T35">transfer</text:span><text:span text:style-name="T30"> the Object ID to the R stack</text:span></text:p>
            <text:p text:style-name="P37">&lt; forth code&gt;</text:p>
            <text:p text:style-name="P28"><text:span text:style-name="T39">R@</text:span><text:span text:style-name="T30"> </text:span><text:span text:style-name="T33">variable1name </text:span><text:span text:style-name="T32">@ </text:span><text:span text:style-name="T30">1+</text:span></text:p>
            <text:p text:style-name="P28"><text:span text:style-name="T39">R@</text:span><text:span text:style-name="T30"> </text:span><text:span text:style-name="T33">variable1name ! <text:s text:c="32"/></text:span><text:span text:style-name="T30">\ increment variable1name, </text:span><text:span text:style-name="T35">get Object ID from R stack</text:span></text:p>
            <text:p text:style-name="P37">&lt; more forth code &gt;</text:p>
            <text:p text:style-name="P29"><text:span text:style-name="T39">R&gt;</text:span><text:span text:style-name="T30"> <text:s/></text:span><text:span text:style-name="T33">method</text:span><text:span text:style-name="T34">2</text:span><text:span text:style-name="T33">name <text:s text:c="36"/></text:span><text:span text:style-name="T35">\ call <text:s/></text:span><text:span text:style-name="T33">method</text:span><text:span text:style-name="T34">2</text:span><text:span text:style-name="T33">name </text:span><text:span text:style-name="T35">and drop Object ID</text:span></text:p>
            <text:p text:style-name="P29"><text:span text:style-name="T33">; <text:s/></text:span><text:span text:style-name="T36">ClassName1 DEFINES method</text:span><text:span text:style-name="T35">2</text:span><text:span text:style-name="T36">name</text:span></text:p>
          </table:table-cell>
        </table:table-row>
      </table:table>
      <text:p text:style-name="P27"/>
      <text:p text:style-name="P31">This is how a Method uses other Methods and VARs from <text:span text:style-name="T43">its own</text:span> Class. The Object ID is <text:span text:style-name="T46">s</text:span>till<text:span text:style-name="T46"> </text:span>hand<text:span text:style-name="T46">y</text:span> on the top of the R stack, but doesn’t mask any <text:span text:style-name="T43">i/o</text:span> <text:span text:style-name="T43">parameters</text:span> <text:span text:style-name="T43">or intermediate results</text:span> on the data stack.</text:p>
      <text:p text:style-name="P31"/>
      <text:p text:style-name="P32"><text:span text:style-name="T46">Let’s</text:span> look at some <text:span text:style-name="T41">real</text:span> code – <text:span text:style-name="T41">taken from</text:span> <text:a xlink:type="simple" xlink:href="https://github.com/bob-g4bby/Bob-Edwards--Forth-Stuff/blob/main/ESP32/Timers%20for%20Mini-OOF%20ESP32forth.fth" text:style-name="Internet_20_link" text:visited-style-name="Visited_20_Internet_20_Link">this code for Timers</text:a> based on Mini-OOF. <text:s/>You see the use of &gt;R <text:span text:style-name="T41">to save the Object ID at the start</text:span>, repeated use of R@, <text:span text:style-name="T41">then</text:span> <text:span text:style-name="T44">finishing</text:span> with an R&gt; <text:span text:style-name="T41">to consume the Object ID before the executing the <text:s/>; word</text:span> <text:span text:style-name="T41">to finish the </text:span><text:span text:style-name="T42">TRUN </text:span><text:span text:style-name="T41">method definition:-</text:span></text:p>
      <text:p text:style-name="P33"/>
      <table:table table:name="Table9" table:style-name="Table9">
        <table:table-column table:style-name="Table9.A"/>
        <table:table-row table:style-name="Table9.1">
          <table:table-cell table:style-name="Table9.A1" office:value-type="string">
            <text:p text:style-name="P38">:noname <text:span text:style-name="T26">&gt;R</text:span> </text:p>
            <text:p text:style-name="P38">MS-TICKS DUP <text:s text:c="57"/>\ read the present time</text:p>
            <text:p text:style-name="P38"><text:span text:style-name="T26">R@</text:span> STARTTIME @ <text:s text:c="51"/>\ read when this TIMER last ran </text:p>
            <text:p text:style-name="P38">- <text:s text:c="83"/>\ calculate how long ago that is</text:p>
            <text:p text:style-name="P30"><text:span text:style-name="T40">R@</text:span><text:span text:style-name="T36"> PERIOD @ &gt;= <text:s text:c="53"/>\ is it time to run the TCODE </text:span><text:span text:style-name="T37">yet</text:span><text:span text:style-name="T36">? </text:span></text:p>
            <text:p text:style-name="P38">IF</text:p>
            <text:p text:style-name="P38"><text:s/><text:span text:style-name="T26"><text:s text:c="3"/>R@</text:span> STARTTIME ! <text:s text:c="50"/>\ save the present time</text:p>
            <text:p text:style-name="P30"><text:soft-page-break/><text:span text:style-name="T36"><text:s text:c="4"/></text:span><text:span text:style-name="T40">R&gt;</text:span><text:span text:style-name="T36"> TCODE @ EXECUTE <text:s text:c="38"/>\ run </text:span><text:span text:style-name="T37">xt</text:span><text:span text:style-name="T36"> stored in TCODE</text:span></text:p>
            <text:p text:style-name="P38">ELSE</text:p>
            <text:p text:style-name="P38"><text:s text:c="4"/>DROP <text:s/><text:span text:style-name="T26">R&gt;</text:span> DROP <text:s text:c="53"/>\ else forget the present time</text:p>
            <text:p text:style-name="P38">THEN ; TIMER DEFINES TRUN <text:s text:c="30"/>\ run TCODE every PERIOD ms </text:p>
          </table:table-cell>
        </table:table-row>
      </table:table>
      <text:p text:style-name="P34"/>
      <text:h text:style-name="Heading_20_1" text:outline-level="1"><text:span text:style-name="T45">Creat</text:span>ing an Unnamed <text:span text:style-name="T53">Temporary</text:span> Object</text:h>
      <text:p text:style-name="P53">You’re building a machine which manages up to 20 streams of data, the number of channels required is held in <text:span text:style-name="T50">value</text:span> <text:span text:style-name="T26">chan#</text:span>. You could create 20 named objects to deal with <text:span text:style-name="T52">that</text:span>, but <text:span text:style-name="T52">calling the names</text:span> wouldn’t be too handy when it came to running each channel’s code – quite a lot of writing. We could do with handling the channels <text:span text:style-name="T52">as</text:span> an array of Object IDs, <text:span text:style-name="T55">w</text:span>e don’t care about naming the<text:span text:style-name="T55">m</text:span>. <text:span text:style-name="T52">We also don’t want to waste memory allocated to </text:span><text:span text:style-name="T62">unused</text:span><text:span text:style-name="T52"> channels.</text:span></text:p>
      <text:p text:style-name="P53"/>
      <text:p text:style-name="P53">The syntax for creating an array of unnamed objects might be:-</text:p>
      <text:p text:style-name="P53"/>
      <table:table table:name="Table10" table:style-name="Table10">
        <table:table-column table:style-name="Table10.A"/>
        <table:table-row table:style-name="Table10.1">
          <table:table-cell table:style-name="Table10.A1" office:value-type="string">
            <text:p text:style-name="P40">CREATE Chann<text:span text:style-name="T48">el</text:span> 20 allot <text:s text:c="39"/><text:span text:style-name="T52">\ this array will store Object IDs or 0 if inactive</text:span></text:p>
            <text:p text:style-name="P43">20 0 DO 0 Channel I cells <text:span text:style-name="T51">+</text:span> <text:s text:c="2"/>! <text:s/>LOOP <text:s text:c="20"/>\ initialise all Channel[I] = 0</text:p>
            <text:p text:style-name="P41">chan# 0 DO</text:p>
            <text:p text:style-name="P39">ClassName1 <text:s text:c="3"/><text:span text:style-name="T27">H</text:span><text:span text:style-name="T26">NEW</text:span> <text:s text:c="3"/><text:span text:style-name="T48">Channel </text:span><text:span text:style-name="T49">I cells +</text:span><text:span text:style-name="T48"> <text:s text:c="2"/>!</text:span> <text:s text:c="10"/><text:span text:style-name="T47">\ </text:span><text:span text:style-name="T48">Channel[I] = Object ID</text:span></text:p>
            <text:p text:style-name="P41">LOOP</text:p>
          </table:table-cell>
        </table:table-row>
      </table:table>
      <text:p text:style-name="P35"/>
      <text:p text:style-name="P54">Notice the use of HNEW instead of NEW. <text:s/>HNEW allocates space on the heap to store all the internal VARS needed by Classname1, instead of using program space.</text:p>
      <text:p text:style-name="P54"/>
      <text:p text:style-name="P54">Now, when processing each channel, we can access Object Vars or execute Methods within a DO LOOP with the phrase:-</text:p>
      <text:p text:style-name="P54"/>
      <table:table table:name="Table11" table:style-name="Table11">
        <table:table-column table:style-name="Table11.A"/>
        <table:table-row table:style-name="Table11.1">
          <table:table-cell table:style-name="Table11.A1" office:value-type="string">
            <text:p text:style-name="P41">Channel <text:span text:style-name="T50">I cells +</text:span> @ <text:s/>&lt;methodname&gt; or &lt;VARname&gt;</text:p>
          </table:table-cell>
        </table:table-row>
      </table:table>
      <text:p text:style-name="P56"/>
      <text:p text:style-name="P56"/>
      <text:p text:style-name="P54">If <text:span text:style-name="T49">a channel </text:span><text:span text:style-name="T50">becomes </text:span><text:span text:style-name="T52">inactive</text:span><text:span text:style-name="T49">, then we </text:span><text:span text:style-name="T51">don’t </text:span><text:span text:style-name="T49">want to process that channel any more and can remove that channels object from memory with:-</text:span></text:p>
      <text:p text:style-name="P55"/>
      <table:table table:name="Table12" table:style-name="Table12">
        <table:table-column table:style-name="Table12.A"/>
        <table:table-row table:style-name="Table12.1">
          <table:table-cell table:style-name="Table12.A1" office:value-type="string">
            <text:p text:style-name="P42">Channel <text:span text:style-name="T50">I cells +</text:span> <text:s text:c="2"/>@ <text:s text:c="2"/><text:span text:style-name="T28">FREE</text:span><text:span text:style-name="T49"> <text:s text:c="39"/>\ Return the channel </text:span><text:span text:style-name="T55">VAR</text:span><text:span text:style-name="T49"> space to the heap</text:span></text:p>
            <text:p text:style-name="P43">0 Channel <text:span text:style-name="T50">I cells </text:span><text:span text:style-name="T51">+</text:span><text:span text:style-name="T50"> </text:span><text:s/>! <text:s text:c="52"/><text:span text:style-name="T50">\ Mark the channel as inactive</text:span></text:p>
          </table:table-cell>
        </table:table-row>
      </table:table>
      <text:p text:style-name="P55"/>
      <text:p text:style-name="P57">We can use the heap word FREE to discard the memory space use<text:span text:style-name="T55">d</text:span> by the Object:-</text:p>
      <text:p text:style-name="P57"/>
      <table:table table:name="Table13" table:style-name="Table13">
        <table:table-column table:style-name="Table13.A"/>
        <table:table-row table:style-name="Table13.1">
          <table:table-cell table:style-name="Table13.A1" office:value-type="string">
            <text:p text:style-name="P45">chan# 0 DO</text:p>
            <text:p text:style-name="P45">Channel I cells + <text:s text:c="59"/>\ <text:s text:c="2"/>Index into the array</text:p>
            <text:p text:style-name="P45">DUP @ <text:s text:c="2"/>0&lt;&gt; <text:s text:c="2"/>IF <text:s text:c="57"/>\ <text:s text:c="2"/>If the channel is active</text:p>
            <text:p text:style-name="P45"><text:tab/>DUP @ <text:span text:style-name="T26">FREE </text:span><text:s text:c="50"/>\ <text:s/>Return Object data to the heap</text:p>
            <text:p text:style-name="P45"><text:s text:c="12"/>0 <text:s/>SWAP <text:s text:c="3"/>! <text:s text:c="54"/>\ <text:s/>and mark the channel inactive</text:p>
            <text:p text:style-name="P45">LOOP</text:p>
          </table:table-cell>
        </table:table-row>
      </table:table>
      <text:p text:style-name="P57"/>
      <text:p text:style-name="P58">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58"><text:soft-page-break/></text:p>
      <text:h text:style-name="Heading_20_1" text:outline-level="1">Creating <text:span text:style-name="T58">New </text:span>Classes <text:span text:style-name="T57">similar to existing ones</text:span></text:h>
      <text:p text:style-name="P59">Suppose we wish to create a <text:span text:style-name="T68">new</text:span> Class which is very similar to one we’ve already created? We could start from scratch – but <text:span text:style-name="T59">would</text:span> end up with a lot of duplicated code, which is wasteful. Keeping code in sync when a change i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nt parts of the new Class. <text:span text:style-name="T59">Where would this be useful?</text:span></text:p>
      <text:p text:style-name="P61">The usual example quoted is drawing <text:span text:style-name="T60">a list of</text:span> <text:span text:style-name="T60">Shape </text:span>objects on <text:span text:style-name="T60">a</text:span> screen. <text:span text:style-name="T63">All shapes are related, in that they need to be drawn, moved, erased and so on. Being able to cycle through the list applying a ‘draw’ Method to each Object ID in turn is a 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text:span></text:p>
      <text:p text:style-name="P69"><text:a xlink:type="simple" xlink:href="https://github.com/bob-g4bby/Bob-Edwards--Forth-Stuff/blob/main/ESP32/mini-oof%20demo.fth" text:style-name="Internet_20_link" text:visited-style-name="Visited_20_Internet_20_Link"/></text:p>
      <text:p text:style-name="P69"><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69"><draw:g text:anchor-type="paragraph" draw:z-index="0" draw:name="Group object 1" draw:style-name="gr1"><draw:frame draw:style-name="gr2" draw:text-style-name="P100" xml:id="id1" draw:id="id1" svg:width="4.001cm" svg:height="3.904cm" svg:x="6.543cm" svg:y="0.483cm"><draw:text-box><text:p text:style-name="P99"><text:span text:style-name="T78">pet</text:span></text:p><text:p text:style-name="P99"><text:span text:style-name="T79"><text:s text:c="5"/></text:span><text:span text:style-name="T79">speak</text:span></text:p><text:p text:style-name="P99"><text:span text:style-name="T79"><text:s text:c="5"/></text:span><text:span text:style-name="T79">greet</text:span></text:p><text:p text:style-name="P99"><text:span text:style-name="T79"><text:s text:c="5"/></text:span><text:span text:style-name="T79">walk</text:span></text:p><text:p text:style-name="P99"><text:span text:style-name="T79"><text:s text:c="5"/></text:span><text:span text:style-name="T79">add.</text:span></text:p></draw:text-box></draw:frame><draw:frame draw:style-name="gr3" draw:text-style-name="P100" xml:id="id2" draw:id="id2" svg:width="3.5cm" svg:height="3.174cm" svg:x="3.043cm" svg:y="6.484cm"><draw:text-box><text:p text:style-name="P99"><text:span text:style-name="T78">cat</text:span></text:p><text:p text:style-name="P99"><text:span text:style-name="T79"><text:s text:c="5"/></text:span><text:span text:style-name="T79">speak’</text:span></text:p><text:p text:style-name="P99"><text:span text:style-name="T79"><text:s text:c="5"/></text:span><text:span text:style-name="T79">greet’</text:span></text:p><text:p text:style-name="P99"><text:span text:style-name="T79"><text:s text:c="5"/></text:span><text:span text:style-name="T79">happy</text:span></text:p></draw:text-box></draw:frame><draw:frame draw:style-name="gr4" draw:text-style-name="P100" xml:id="id3" draw:id="id3" svg:width="3.751cm" svg:height="3.5cm" svg:x="10.794cm" svg:y="6.484cm"><draw:text-box><text:p text:style-name="P99"><text:span text:style-name="T78">dog</text:span></text:p><text:p text:style-name="P99"><text:span text:style-name="T79"><text:s text:c="4"/></text:span><text:span text:style-name="T79">speak’</text:span></text:p><text:p text:style-name="P99"><text:span text:style-name="T79"><text:s text:c="5"/></text:span><text:span text:style-name="T79">greet’ </text:span></text:p></draw:text-box></draw:frame><draw:connector draw:style-name="gr5" draw:text-style-name="P101" draw:type="line" svg:x1="8.544cm" svg:y1="4.386cm" svg:x2="4.793cm" svg:y2="6.483cm" draw:start-shape="id1" draw:start-glue-point="2" draw:end-shape="id2" draw:end-glue-point="0" svg:d="M8544 4386l-3751 2097" svg:viewBox="0 0 3752 2099"><text:p/></draw:connector><draw:connector draw:style-name="gr6" draw:text-style-name="P101" draw:type="line" svg:x1="8.543cm" svg:y1="4.386cm" svg:x2="12.668cm" svg:y2="6.483cm" draw:start-shape="id1" draw:start-glue-point="2" draw:end-shape="id3" draw:end-glue-point="0" svg:d="M8543 4386l4125 2097" svg:viewBox="0 0 4128 2099"><text:p/></draw:connector></draw:g>Here’s the Class hierarchy:-</text:p>
      <text:p text:style-name="P64">A base Class ‘pet’ has four methods ‘speak’,’greet’, ‘walk’ and ‘add.’</text:p>
      <text:p text:style-name="P65">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66">Yes – I know dogs can be happy too, but humour me. Let’s look at the code - <text:span text:style-name="T68">w</text:span>e define the pet Class:-</text:p>
      <text:p text:style-name="P64"/>
      <table:table table:name="Table14" table:style-name="Table14">
        <table:table-column table:style-name="Table14.A"/>
        <table:table-row table:style-name="Table14.1">
          <table:table-cell table:style-name="Table14.A1" office:value-type="string">
            <text:p text:style-name="P44">object class</text:p>
            <text:p text:style-name="P44"><text:tab/>cell var teeth#</text:p>
            <text:p text:style-name="P44"><text:tab/>cell var height</text:p>
            <text:p text:style-name="P44"><text:tab/>method speak</text:p>
            <text:p text:style-name="P44"><text:tab/>method greet</text:p>
            <text:p text:style-name="P44"><text:tab/>method walk</text:p>
            <text:p text:style-name="P44"><text:tab/>method add.</text:p>
            <text:p text:style-name="P44">end-class pet</text:p>
            <text:p text:style-name="P44">:noname ." pet speaks" drop<text:tab/>; pet defines speak</text:p>
            <text:p text:style-name="P44">:noname ." pet greets" drop<text:tab/>; pet defines greet</text:p>
            <text:p text:style-name="P44">:noname ." pet walks" drop<text:tab/>; pet defines walk</text:p>
            <text:p text:style-name="P44">:noname <text:s/>drop + ." n1 + n2 = " . ; pet defines add.<text:tab/>( n1 n2 -- )</text:p>
          </table:table-cell>
        </table:table-row>
      </table:table>
      <text:p text:style-name="P63"/>
      <text:p text:style-name="P63">It would be a good idea to make a pet Object and test out the Methods to make sure they work OK before moving on – but we’ll press on. We create a cat Class:-</text:p>
      <text:p text:style-name="P63"/>
      <table:table table:name="Table15" table:style-name="Table15">
        <table:table-column table:style-name="Table15.A"/>
        <table:table-row table:style-name="Table15.1">
          <table:table-cell table:style-name="Table15.A1" office:value-type="string">
            <text:p text:style-name="P44"><text:span text:style-name="T26">pet</text:span> <text:span text:style-name="T26">class</text:span></text:p>
            <text:p text:style-name="P44"><text:tab/>method <text:s/>happy<text:tab/>\ cats can do more than pets</text:p>
            <text:p text:style-name="P44">end-class cat</text:p>
            <text:p text:style-name="P44">:noname ." cat purrs" drop ; cat defines <text:span text:style-name="T26">happy</text:span></text:p>
            <text:p text:style-name="P44">\ cats override pets for these two methods</text:p>
            <text:p text:style-name="P44">:noname ." cat says meow" drop ; cat defines <text:span text:style-name="T26">speak<text:tab/></text:span></text:p>
            <text:p text:style-name="P44">:noname ." cat raises tail" drop ; cat defines <text:span text:style-name="T26">greet</text:span></text:p>
          </table:table-cell>
        </table:table-row>
      </table:table>
      <text:p text:style-name="P62"/>
      <text:list xml:id="list581305530" text:style-name="L3">
        <text:list-item>
          <text:p text:style-name="P91"><text:span text:style-name="T64">To ensure that cat inherits all the behaviour of pet, we declare ‘</text:span><text:span text:style-name="T29">pet class</text:span><text:span text:style-name="T64">’ at the top, not ‘object class’</text:span></text:p>
        </text:list-item>
        <text:list-item>
          <text:p text:style-name="P92">You can see defining a new Method for ‘happy’ involve no new syntax</text:p>
        </text:list-item>
        <text:list-item>
          <text:p text:style-name="P92">Neither does redefing ‘speak’ and ‘greet’ – just make sure the same names are used as in ‘pet’</text:p>
        </text:list-item>
        <text:list-item>
          <text:p text:style-name="P93">We could have added more VARs, they’re declared just like normal</text:p>
        </text:list-item>
      </text:list>
      <text:p text:style-name="P67"/>
      <text:p text:style-name="P67">Now we do the same for the dog Class:-</text:p>
      <text:p text:style-name="P67"/>
      <table:table table:name="Table16" table:style-name="Table16">
        <table:table-column table:style-name="Table16.A"/>
        <table:table-row table:style-name="Table16.1">
          <table:table-cell table:style-name="Table16.A1" office:value-type="string">
            <text:p text:style-name="P46">pet class</text:p>
            <text:p text:style-name="P46">end-class dog</text:p>
            <text:p text:style-name="P46">\ dogs override pets for these two methods</text:p>
            <text:p text:style-name="P46">:noname ." dog says wuff" drop ; dog defines speak<text:tab/></text:p>
            <text:p text:style-name="P46">:noname ." dog wags tail" drop ; dog defines greet</text:p>
          </table:table-cell>
        </table:table-row>
      </table:table>
      <text:p text:style-name="P67"/>
      <text:p text:style-name="P67">Nothing new there.</text:p>
      <text:p text:style-name="P67"/>
      <text:p text:style-name="P67"/>
      <text:p text:style-name="P68">It’s definitely time to test this all out by running some small code phrases from the terminal. To prepare for that, let’s create named cat and dog Objects:-</text:p>
      <text:p text:style-name="P67"/>
      <table:table table:name="Table17" table:style-name="Table17">
        <table:table-column table:style-name="Table17.A"/>
        <table:table-row table:style-name="Table17.1">
          <table:table-cell table:style-name="Table17.A1" office:value-type="string">
            <text:p text:style-name="P46">\ create a cat and dog object to work with</text:p>
            <text:p text:style-name="P46">cat new constant tibby</text:p>
            <text:p text:style-name="P46">dog new constant fido</text:p>
          </table:table-cell>
        </table:table-row>
      </table:table>
      <text:p text:style-name="P67"/>
      <text:p text:style-name="P70">Let’s test all this out – can our cat and dog walk ok? – after all that is defined in the pet Class:-</text:p>
      <text:p text:style-name="P70"/>
      <table:table table:name="Table18" table:style-name="Table18">
        <table:table-column table:style-name="Table18.A"/>
        <table:table-row table:style-name="Table18.1">
          <table:table-cell table:style-name="Table18.A1" office:value-type="string">
            <text:p text:style-name="P46">--&gt; tibby walk</text:p>
            <text:p text:style-name="P46">pet walks ok</text:p>
            <text:p text:style-name="P46">--&gt; fido walk</text:p>
            <text:p text:style-name="P46">pet walks ok</text:p>
          </table:table-cell>
        </table:table-row>
      </table:table>
      <text:p text:style-name="P70"/>
      <text:p text:style-name="P72">Yes, so this shows that the inheritance of Methods from the parent Class works fine. </text:p>
      <text:p text:style-name="P72">What about ‘speak’ and ‘greet’?</text:p>
      <text:p text:style-name="P70"/>
      <table:table table:name="Table19" table:style-name="Table19">
        <table:table-column table:style-name="Table19.A"/>
        <table:table-row table:style-name="Table19.1">
          <table:table-cell table:style-name="Table19.A1" office:value-type="string">
            <text:p text:style-name="P47">--&gt; tibby greet</text:p>
            <text:p text:style-name="P47">cat raises tail ok</text:p>
            <text:p text:style-name="P47">--&gt; fido greet</text:p>
            <text:p text:style-name="P47">dog wags tail ok</text:p>
            <text:p text:style-name="P47">--&gt; tibby speak</text:p>
            <text:p text:style-name="P47">cat says meow ok</text:p>
            <text:p text:style-name="P47">--&gt; fido speak</text:p>
            <text:p text:style-name="P48">dog says wuff ok</text:p>
            <text:p text:style-name="P48">--&gt; tibby happy</text:p>
            <text:p text:style-name="P47">cat purrs ok</text:p>
          </table:table-cell>
        </table:table-row>
      </table:table>
      <text:p text:style-name="P73"/>
      <text:p text:style-name="P70">Here we see that both methods have been overridden and although both animals can execute the methods, they do so in different ways. <text:span text:style-name="T65">Also notice that the ‘happy’ method we added to cat works. If you try using ‘fido happy’ the system will crash – fido doesn’t know how to do ‘happy’.</text:span></text:p>
      <text:p text:style-name="P74">One last test – both animals should be able to do some simp<text:span text:style-name="T76">l</text:span>e maths – these are bright pets:-</text:p>
      <text:p text:style-name="P74"/>
      <table:table table:name="Table20" table:style-name="Table20">
        <table:table-column table:style-name="Table20.A"/>
        <table:table-row table:style-name="Table20.1">
          <table:table-cell table:style-name="Table20.A1" office:value-type="string">
            <text:p text:style-name="P48">--&gt; 34 56 fido add.</text:p>
            <text:p text:style-name="P48">n1 + n2 = 90 <text:s/>ok</text:p>
            <text:p text:style-name="P48">--&gt; 12 34 tibby add.</text:p>
            <text:p text:style-name="P48">n1 + n2 = 46 <text:s/>ok</text:p>
          </table:table-cell>
        </table:table-row>
      </table:table>
      <text:p text:style-name="P71"/>
      <text:p text:style-name="P74">Yes, the method in<text:span text:style-name="T67">h</text:span>erited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74"/>
      <table:table table:name="Table21" table:style-name="Table21">
        <table:table-column table:style-name="Table21.A"/>
        <table:table-row table:style-name="Table21.1">
          <table:table-cell table:style-name="Table21.A1" office:value-type="string">
            <text:p text:style-name="P48">:noname <text:s/><text:span text:style-name="T26">drop</text:span> + ." n1 + n2 = " . ; <text:s text:c="3"/>pet <text:s text:c="3"/>defines <text:s text:c="3"/>add.<text:tab/> <text:s text:c="2"/>( n1 n2 -- )</text:p>
          </table:table-cell>
        </table:table-row>
      </table:table>
      <text:p text:style-name="P75"/>
      <text:p text:style-name="P74"><text:span text:style-name="T67">The Method</text:span> could have used &gt;R, R@ <text:s/>and R&gt; to preserve the Object ID as we’ve already covered; had there been a need to read and write from the Classes’ VARs or to call other Methods.</text:p>
      <text:p text:style-name="P74"/>
      <text:p text:style-name="P76"><text:soft-page-break/>In summary, creating new Classes based on parent Classes <text:s/>- ‘Inheritance’ <text:span text:style-name="T67">has the following benefits:-</text:span></text:p>
      <text:list xml:id="list3059455373" text:style-name="L4">
        <text:list-item>
          <text:p text:style-name="P94"><text:span text:style-name="T66">Economises on compiled code – </text:span><text:span text:style-name="T67">it’s another form of factoring which is a key tenet of forth</text:span></text:p>
        </text:list-item>
        <text:list-item>
          <text:p text:style-name="P95"><text:span text:style-name="T77">It m</text:span>eans we write less <text:span text:style-name="T67">source code and that’s good for readability too </text:span></text:p>
        </text:list-item>
        <text:list-item>
          <text:p text:style-name="P95">Allows us to code for related objects in a more general fashion e.g. We don’t care what kind of pet we’re dealing with, we can be confident that they’ll all speak</text:p>
        </text:list-item>
      </text:list>
      <text:p text:style-name="P76"/>
      <text:h text:style-name="Heading_20_1" text:outline-level="1">Calling Methods revisited – <text:span text:style-name="T77">early and late binding</text:span></text:h>
      <text:p text:style-name="P78">We’ve already seen how to call a Method:-</text:p>
      <text:p text:style-name="P78"/>
      <table:table table:name="Table22" table:style-name="Table22">
        <table:table-column table:style-name="Table22.A"/>
        <table:table-row table:style-name="Table22.1">
          <table:table-cell table:style-name="Table22.A1" office:value-type="string">
            <text:p text:style-name="P49">&lt;<text:span text:style-name="T69">ObjectName&gt; &lt;Methodname&gt;</text:span></text:p>
          </table:table-cell>
        </table:table-row>
      </table:table>
      <text:p text:style-name="P79"/>
      <text:p text:style-name="P77">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77">However, if we’re sure that the Object will always be the same, we can use ‘early binding’ – the address of the Method to run is calculated during compilation and the call to the Method is placed in-line in the definition. The syntax for that is:-</text:p>
      <text:p text:style-name="P77"/>
      <table:table table:name="Table23" table:style-name="Table23">
        <table:table-column table:style-name="Table23.A"/>
        <table:table-row table:style-name="Table23.1">
          <table:table-cell table:style-name="Table23.A1" office:value-type="string">
            <text:p text:style-name="P49"><text:span text:style-name="T69">[ <text:s text:c="2"/></text:span>&lt;<text:span text:style-name="T69">ObjectName&gt; <text:s text:c="2"/>:: <text:s text:c="3"/>&lt;Methodname&gt; ]</text:span></text:p>
          </table:table-cell>
        </table:table-row>
      </table:table>
      <text:p text:style-name="P77"/>
      <text:p text:style-name="P77">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77"/>
      <text:p text:style-name="P80">Here’s two examples of doing the same thing to make the syntax a bit clearer:-</text:p>
      <text:p text:style-name="P80"/>
      <table:table table:name="Table24" table:style-name="Table24">
        <table:table-column table:style-name="Table24.A"/>
        <table:table-row table:style-name="Table24.1">
          <table:table-cell table:style-name="Table24.A1" office:value-type="string">
            <text:p text:style-name="P50">: TEST1 TIMER1 [ TIMER :: TPRINT ] CR ; <text:s text:c="24"/><text:span text:style-name="T70">\ </text:span>Early binding - <text:span text:style-name="T70">faster</text:span></text:p>
            <text:p text:style-name="P50">: TEST2 TIMER1 TPRINT CR ; <text:s text:c="46"/><text:span text:style-name="T70">\ </text:span>Late binding – <text:span text:style-name="T70">slower</text:span></text:p>
          </table:table-cell>
        </table:table-row>
      </table:table>
      <text:p text:style-name="P82"/>
      <text:p text:style-name="P80">However if we want <text:span text:style-name="T77">a</text:span> Method to work with many Objects:-</text:p>
      <text:p text:style-name="P80"/>
      <table:table table:name="Table25" table:style-name="Table25">
        <table:table-column table:style-name="Table25.A"/>
        <table:table-row table:style-name="Table25.1">
          <table:table-cell table:style-name="Table25.A1" office:value-type="string">
            <text:p text:style-name="P50">: TEST2 TPRINT CR ; <text:s text:c="17"/><text:span text:style-name="T70">( Obj – )</text:span> <text:s text:c="30"/><text:span text:style-name="T70">\ </text:span>Late binding – <text:span text:style-name="T70">slower</text:span></text:p>
          </table:table-cell>
        </table:table-row>
      </table:table>
      <text:p text:style-name="P80"/>
      <text:p text:style-name="P80">Only late binding will do – notice this word expects the Object on top of the stack – we assume all Objects can TPRINT, else our application will come tumbling down in a big crash!</text:p>
      <text:p text:style-name="P80"/>
      <text:h text:style-name="Heading_20_1" text:outline-level="1">Crash protection <text:span text:style-name="T71">(</text:span><text:span text:style-name="T72">health warning</text:span><text:span text:style-name="T71">)</text:span></text:h>
      <text:p text:style-name="P81">A<text:span text:style-name="T73">s</text:span> you may have found out in trying out some Mini-OOF code, it is all too easy to cause forth to crash. Mini-OOF is tiny and <text:span text:style-name="T71">(as far as I can tell) stable if there are no mistakes in your code. However it offers no protection from using the wrong Methods or VARs <text:s/>with an Object – in that respect it’s no different from the wrong use of any other Forth word. Trying to execute a Class when you meant to use an Object is similarly fatal.</text:span></text:p>
      <text:p text:style-name="P81"/>
      <text:h text:style-name="Heading_20_1" text:outline-level="1"><text:soft-page-break/>Initialising Objects</text:h>
      <text:p text:style-name="P85">A<text:span text:style-name="T77">s</text:span> it stands, if we want Objects to be initialised, then that is up to us to code. However, we can arrange that when an Object is created it is <text:span text:style-name="T77">auto-</text:span>initialised quite simply. Let us define a new Class which will self-initialise:-</text:p>
      <text:p text:style-name="P85"><text:s/></text:p>
      <table:table table:name="Table26" table:style-name="Table26">
        <table:table-column table:style-name="Table26.A"/>
        <table:table-row table:style-name="Table26.1">
          <table:table-cell table:style-name="Table26.A1" office:value-type="string">
            <text:p text:style-name="P51"><text:s/>INITOBJECT CLASS</text:p>
            <text:p text:style-name="P51"><text:tab/>cell VAR myvar</text:p>
            <text:p text:style-name="P51">END-CLASS <text:span text:style-name="T74">MyInitClass</text:span></text:p>
            <text:p text:style-name="P51">:noname myvar ! ; <text:s text:c="3"/><text:span text:style-name="T74">MyInitClass</text:span> <text:s text:c="3"/>DEFINES <text:s text:c="3"/>INIT</text:p>
          </table:table-cell>
        </table:table-row>
      </table:table>
      <text:p text:style-name="P85"/>
      <text:p text:style-name="P85">We’ve based ou<text:span text:style-name="T77">r</text:span> class on a special class defined in Mini-OOF – INITOBJECT and we’ve redefined it’s INIT method to suit our purposes – to initialise myvar with a value off the stack.</text:p>
      <text:p text:style-name="P85">When we come to create some Objects it would be like this:-</text:p>
      <text:p text:style-name="P85"><text:s/></text:p>
      <table:table table:name="Table27" table:style-name="Table27">
        <table:table-column table:style-name="Table27.A"/>
        <table:table-row table:style-name="Table27.1">
          <table:table-cell table:style-name="Table27.A1" office:value-type="string">
            <text:p text:style-name="P51">80 <text:s/><text:span text:style-name="T74">MyInitClass</text:span> <text:s text:c="3"/>NEW: <text:s text:c="2"/><text:span text:style-name="T74">MyObject1</text:span></text:p>
            <text:p text:style-name="P52"><text:span text:style-name="T74">55 </text:span><text:s/><text:span text:style-name="T74">MyInitClass</text:span> <text:s text:c="3"/>NEW: <text:s text:c="2"/><text:span text:style-name="T74">MyObject</text:span><text:span text:style-name="T75">2 <text:s text:c="13"/>\ and so on</text:span></text:p>
          </table:table-cell>
        </table:table-row>
      </table:table>
      <text:p text:style-name="P83"/>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2">--&gt; MyObject1 myvar @ .</text:p>
            <text:p text:style-name="P52">80 <text:s/>ok</text:p>
            <text:p text:style-name="P52">--&gt; MyObject2 myvar @ .</text:p>
            <text:p text:style-name="P52">55 <text:s/>ok</text:p>
          </table:table-cell>
        </table:table-row>
      </table:table>
      <text:p text:style-name="P84"/>
      <text:p text:style-name="P2">So myvar took on the required starting value <text:span text:style-name="T77">in each Object.</text:span></text:p>
      <text:p text:style-name="P2"/>
      <text:h text:style-name="Heading_20_1" text:outline-level="1">Conclusion</text:h>
      <text:p text:style-name="P2">Hopefully this has been enough to wet your interest in trying out Mini-OOF on ESP2forth; and you find like me that it makes some jobs very much easier. Don’t be tempted to turn everything into Objects – it’s just one more tool in the box to use when appropriate.</text:p>
      <text:p text:style-name="P2"/>
      <text:p text:style-name="P2">This paper was written by Bob Edwards, retired EMC engineer and hame radio operator G4BBY in S.W. U.K. in September 2022</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1 Page <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09-30T21:29:44.731000000</dc:date>
    <meta:editing-duration>PT3H13M17S</meta:editing-duration>
    <meta:editing-cycles>41</meta:editing-cycles>
    <meta:generator>LibreOffice/7.2.7.2$Windows_X86_64 LibreOffice_project/8d71d29d553c0f7dcbfa38fbfda25ee34cce99a2</meta:generator>
    <meta:document-statistic meta:table-count="28" meta:image-count="0" meta:object-count="0" meta:page-count="10" meta:paragraph-count="209" meta:word-count="3532" meta:character-count="20592" meta:non-whitespace-character-count="15788"/>
  </office:meta>
</office:document-meta>
</file>